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Impl.login( Credentials credentials , String workspa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sitoryImpl.create( Repository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Descripto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getObjectInstance( Object obj , Name name , Context nameCtx , Hashtable environm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positoryImpl.getRefere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sitoryImpl.RepositoryImpl( Repository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Impl.getDescriptor( String descriptor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